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F_REDUCED" table:style-name="ta1">
        <table:shapes>
          <draw:frame draw:z-index="0" draw:style-name="gr1" draw:text-style-name="P1" svg:width="212.15mm" svg:height="118.8mm" svg:x="96.2mm" svg:y="19.06mm">
            <draw:object draw:notify-on-update-of-ranges="F_REDUCED.A1:F_REDUCED.A366 F_REDUCED.B1:F_REDUCED.B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9:05:1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09:07:0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09:08:5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09:10:3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09:12:2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09:14:1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9:15:59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09:17:4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09:19:3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9:21:2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09:23:0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9:24:5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09:26:4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28:29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09:30:1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09:32:0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33:50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09:35:3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09:37:24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39:1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40:5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09:42:4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9:44:3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09:46:2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09:48:0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09:49:5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53:3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55:1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9:57:0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09:58:5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0:00:39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0:02:2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0:04:1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:06:0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0:07:48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0:09: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0:11:2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0:13:10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0:14:5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0:16:44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0:18:3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0:20:19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0:22:06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0:23:5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0:25:4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0:27:2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0:29: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:31:02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0:32:4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0:34:3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0:36:2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0:38:10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10:39:5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0:41:4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10:43:32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10:45:1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47:0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48:5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10:50:40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10:52:2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10:54:14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10:56:0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10:57:4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10:59:36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11:01:2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1:03:10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1:04:57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1:06:44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11:08:3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1:10:1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11:12:0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1:13:5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11:15:40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1:17: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1:19:1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1:21:0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1:22:49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1:24:36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11:26:2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11:28:1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11:29:5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1:31:4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1:33:32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11:35:19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11:37:0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11:38:5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11:40:40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1:42:2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1:44:1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1:46:01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11:47:4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11:49:3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1:51:2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1:53:1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1:54:5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1:56:4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1:58:3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2:00:1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2:02:0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12:05:39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2:07:2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09:1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2:11:0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2:12:48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2:14:3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16:2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2:18:09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12:19:5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21:4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2:23:30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2:25:1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2:27:0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12:28:52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12:30:3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12:32:2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2:34:1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12:36:00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2:37:4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2:39:3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12:41:21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12:43:08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12:44:5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2:46:42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2:48:29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2:50:16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2:52:0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53:50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2:55:3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2:57:2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59:1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13:00:5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3:02:4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3:04:3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3:06:20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3:08:0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3:09:54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3:11:41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3:13:2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13:15:1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3:17:0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3:18:50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3:20:3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3:22:2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3:24:11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3:25:5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3:27:4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3:29:3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3:31:2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3:33:07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3:34:5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3:36:41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3:38:28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3:40: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3:42:0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3:43:4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3:45:36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3:47:2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3:49:1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3:50:5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3:52:4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3:54:3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3:56:1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3:58:06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3:59:5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4:01:4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4:03:2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14:05:1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14:07:0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4:08:4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4:10: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4:12:2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4:14:1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4:15:57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4:17:4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4:19:3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4:21:1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4:23:0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4:24:5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4:26:3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4:28: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4:30:1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4:32:0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4:33:48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4:35:3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4:37:22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4:39:0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4:40:5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4:42:4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4:44:3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4:46:1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14:48:0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4:49:5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4:51:39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14:53:2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4:55:13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4:57:0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4:58:48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00:3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5:02:22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5:04:09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5:05:5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07:4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09:3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11:1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5:13:0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15:14:5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5:16:38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5:18:2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20:1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21:59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23:46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5:25:3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27:2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29:08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30:5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5:32:4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34:2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36:1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38:0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39:5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5:41:3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5:43:2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45:1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46:5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48:4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5:50:3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5:52:19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5:54:0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5:55:5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57:4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5:59: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01:1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6:03:0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04:49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6:06:3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08:24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6:10:1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6:11:5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13:46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15:3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6:17:2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19:0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20:5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22:4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6:24:2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26:1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28:0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29:5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31:3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33:2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35:1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36:5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38:4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40:3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42:2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44:0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45:5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47:4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6:49:29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51:1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53:0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6:54:5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:56:3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6:58:2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00:1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7:02:0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7:03:4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7:05:3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07:21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7:09:08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7:10:5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7:12:4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7:14:2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17:5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19:4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21:2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23: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7:25:0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7:26:4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7:28:36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7:30:2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7:32:10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7:33:5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7:35:44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17:37:31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17:39:1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7:41:0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7:44:39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7:46:2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7:48:1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7:50:0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7:53:1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7:55:00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17:56:4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17:58:34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18:00:2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18:02:08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18:03:55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18:05:4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18:07:3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18:09:1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18:11:0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18:12:5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18:14:3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18:16:2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18:18:1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18:19:59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8:21:46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18:25:20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18:27:07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18:28:54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18:30:41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18:32:2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18:34:1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18:36:0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18:37:5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18:39:3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8:41:2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8:43:1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8:44:58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18:46:45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18:48:3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18:50:1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8:52:0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8:53:54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18:57:1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18:59:0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:00:5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9:02:37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19:04:2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19:06:1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19:07:5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19:09:4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19:11:3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19:13:2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19:15:0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19:16:54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19:18:4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19:20:2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19:22:1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19:24:03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19:25:51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19:27:38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19:29:25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19:31:1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19:32:5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19:34:46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19:36:3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19:38:2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19:40:0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9:41:54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19:43:4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19:45: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19:47:15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19:49:0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19:50:5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19:52:3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9:54:24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19:56:1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19:57:5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19:59:4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20:01:33</text:p>
          </table:table-cell>
          <table:table-cell office:value-type="float" office:value="1.48" calcext:value-type="float">
            <text:p>1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6:04:39.6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6:05:28.019000000</dc:date>
    <meta:editing-duration>PT2M40S</meta:editing-duration>
    <meta:editing-cycles>3</meta:editing-cycles>
    <meta:generator>LibreOffice/4.4.1.2$Windows_x86 LibreOffice_project/45e2de17089c24a1fa810c8f975a7171ba4cd432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16cm" svg:height="11.881cm" xlink:href=".." xlink:type="simple" chart:class="chart:line" chart:style-name="ch1">
        <chart:title svg:x="8.011cm" svg:y="0.373cm" chart:style-name="ch2">
          <text:p>Experiment 1: Fixed Panel</text:p>
        </chart:title>
        <chart:plot-area chart:style-name="ch3" table:cell-range-address="F_REDUCED.A1:F_REDUCED.B366" chart:data-source-has-labels="column" svg:x="1.435cm" svg:y="1.389cm" svg:width="19.357cm" svg:height="9.274cm">
          <chartooo:coordinate-region svg:x="2.513cm" svg:y="1.389cm" svg:width="18.279cm" svg:height="7.609cm"/>
          <chart:axis chart:dimension="x" chart:name="primary-x" chart:style-name="ch4" chartooo:axis-type="auto">
            <chartooo:date-scale/>
            <chart:title svg:x="10.116cm" svg:y="10.9cm" chart:style-name="ch5">
              <text:p>Time (H:M:S)</text:p>
            </chart:title>
            <chart:categories table:cell-range-address="F_REDUCED.A1:F_REDUCED.A366"/>
          </chart:axis>
          <chart:axis chart:dimension="y" chart:name="primary-y" chart:style-name="ch6">
            <chart:title svg:x="0.451cm" svg:y="6.864cm" chart:style-name="ch7">
              <text:p>Voltage (V)</text:p>
            </chart:title>
            <chart:grid chart:style-name="ch8" chart:class="major"/>
          </chart:axis>
          <chart:series chart:style-name="ch9" chart:values-cell-range-address="F_REDUCED.B1:F_REDUCED.B366" chart:class="chart:line">
            <chart:mean-value chart:style-name="ch10"/>
            <chart:regression-curve chart:style-name="ch11"/>
            <chart:data-point chart:repeated="3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9:05:17</text:p>
                <draw:g>
                  <svg:desc>F_REDUCED.A1:F_REDUCED.A366</svg:desc>
                </draw:g>
              </table:table-cell>
              <table:table-cell office:value-type="float" office:value="3.35">
                <text:p>3.35</text:p>
                <draw:g>
                  <svg:desc>F_REDUCED.B1:F_REDUCED.B366</svg:desc>
                </draw:g>
              </table:table-cell>
            </table:table-row>
            <table:table-row>
              <table:table-cell office:value-type="string">
                <text:p>09:07:0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09:08:5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09:15:5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09:17: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09:19:3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09:21:2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09:23:0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9:24:5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09:26:4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28:2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09:30:1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09:32:0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33:5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09:35:3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39:1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40:5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09:42: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9:44:3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09:48:0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09:49:5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53: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55: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9:57:0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09:58:5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0:00:3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0:02:2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:04: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:06: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:07:4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0:09: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0:14:5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0:16:4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0:18:3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:20:1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0:22:0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0:23:5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:25:4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:27:2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:29: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:31:0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0:32:4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0:34:3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0:36:2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0:38:1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0:41:4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:43:3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:45:1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47:0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48:5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:50:4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:52:2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0:56:02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:57:4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0:59:3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:01:2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1:03:1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04:5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1:06:4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:08:3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10:1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:12:0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1:13:5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1:15:4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1:17: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19: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21: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22:4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1:26:2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1:28:1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:29:5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31:4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1:33:3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:35:1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:37:0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1:40:4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:42:2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44: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46:0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:47:4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1:51:2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53:1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54:5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1:56:4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:58: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:00:1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2:02:0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2:05:3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:07:2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09:1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:11: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:14:3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:18:0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2:19:5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21:4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2:23:3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25:1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2:27:0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:50:16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2:55:3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2:57:2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59:1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25:5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27:4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29:3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3:31: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:33:0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34:5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36:4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38:2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40: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42:0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43:4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:45:36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47:2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49: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50:5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59:5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01:4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03:2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4:05: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4:07:0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4:08:4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10: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:12:2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4:14: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4:15:5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4:17:4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19: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:21: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:23:0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:28: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:30: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32:0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:33:4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4:35:35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4:37:2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4:39:0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4:40:5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42:4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44:3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46:1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:04:0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05:5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07:4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09:3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11:1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5:13:0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5:14:5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5:16:3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18:2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20:1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23:4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25:3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27:2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29:0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30:5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34:2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36:1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38:0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39:5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5:41: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:43:2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01:1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03:0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06:3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08:2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6:10:1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6:11:5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13:4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15:3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6:17:2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20: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22:4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6:24: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26:1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28:0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29:5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31:3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47:4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49:2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51:1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53:0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54: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56:3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58:2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00:1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7:02: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7:03:4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05:3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07:2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7:09:0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:10:5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:12:4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21:2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23: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7:25:0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7:26:4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28:3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7:30:2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:32:1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33:5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7:39:1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7:41:0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:44:3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:46:2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48: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7:53:1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7:58:3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8:00:2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8:02:08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8:03:5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:14:3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8:16:2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8:18:1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:19:5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21:4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8:25:2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8:27:07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8:28:5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8:32:2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34:1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36:0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8:37: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8:39:37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41:2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43:11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44:5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:46:4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:48:3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:50:19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52:0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53:5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:57:16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8:59:0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:00:5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9:02:3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9:06:11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9:07:5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9:09:4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9:11:3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:13:2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:15:0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9:16:5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9:18:4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9:20:2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9:22:1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9:24:0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9:25:5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:27:38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9:29:2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9:31:1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9:32:5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9:34:4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:36:3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9:38:2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9:41:5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9:43:4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:47:1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9:49:0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9:50:5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9:52:3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:54:2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9:56:1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9:57:5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:59:4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0:01:33</text:p>
              </table:table-cell>
              <table:table-cell office:value-type="float" office:value="1.48">
                <text:p>1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